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6.882cm" fo:margin-left="-0.191cm" table:align="left" style:writing-mode="lr-tb"/>
    </style:style>
    <style:style style:name="Таблица1.A" style:family="table-column">
      <style:table-column-properties style:column-width="16.882cm"/>
    </style:style>
    <style:style style:name="Таблица1.1" style:family="table-row">
      <style:table-row-properties fo:keep-together="auto"/>
    </style:style>
    <style:style style:name="Таблица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1.A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P1" style:family="paragraph" style:parent-style-name="Standard" style:list-style-name="L2">
      <style:paragraph-properties fo:text-align="justify" style:justify-single-word="false">
        <style:tab-stops/>
      </style:paragraph-properties>
    </style:style>
    <style:style style:name="P2" style:family="paragraph" style:parent-style-name="Standard">
      <style:paragraph-properties fo:margin-left="0cm" fo:margin-right="-1.351cm" fo:text-indent="0cm" style:auto-text-indent="false"/>
    </style:style>
    <style:style style:name="P3" style:family="paragraph" style:parent-style-name="Standard">
      <style:paragraph-properties fo:margin-left="0cm" fo:margin-right="-1.351cm" fo:text-indent="0cm" style:auto-text-indent="false"/>
      <style:text-properties fo:font-size="10pt" style:font-size-asian="10pt" style:font-size-complex="10pt"/>
    </style:style>
    <style:style style:name="P4" style:family="paragraph" style:parent-style-name="Standard">
      <style:paragraph-properties fo:margin-left="0cm" fo:margin-right="-1.351cm" fo:text-align="center" style:justify-single-word="false" fo:text-indent="0cm" style:auto-text-indent="false" style:snap-to-layout-grid="false"/>
      <style:text-properties fo:font-size="10pt" style:font-size-asian="10pt" style:font-size-complex="10pt"/>
    </style:style>
    <style:style style:name="P5" style:family="paragraph" style:parent-style-name="Standard">
      <style:paragraph-properties fo:margin-left="0cm" fo:margin-right="-1.351cm" fo:text-align="center" style:justify-single-word="false" fo:text-indent="0cm" style:auto-text-indent="false" style:snap-to-layout-grid="false"/>
    </style:style>
    <style:style style:name="P6" style:family="paragraph" style:parent-style-name="Standard">
      <style:paragraph-properties fo:margin-left="0cm" fo:margin-right="-1.351cm" fo:text-indent="0cm" style:auto-text-indent="false"/>
      <style:text-properties fo:font-size="11pt" style:font-size-asian="11pt"/>
    </style:style>
    <style:style style:name="P7" style:family="paragraph" style:parent-style-name="Standard">
      <style:paragraph-properties fo:margin-left="0cm" fo:margin-right="-1.351cm" fo:text-indent="0cm" style:auto-text-indent="false"/>
      <style:text-properties fo:font-size="4pt" style:font-size-asian="4pt"/>
    </style:style>
    <style:style style:name="P8" style:family="paragraph" style:parent-style-name="Standard">
      <style:paragraph-properties fo:margin-left="1.249cm" fo:margin-right="0cm" fo:text-align="center" style:justify-single-word="false" fo:text-indent="0cm" style:auto-text-indent="false"/>
    </style:style>
    <style:style style:name="P9" style:family="paragraph" style:parent-style-name="Standard">
      <style:paragraph-properties fo:margin-left="1.249cm" fo:margin-right="0cm" fo:text-indent="0cm" style:auto-text-indent="false"/>
      <style:text-properties fo:font-size="20pt" style:font-size-asian="20pt" style:font-size-complex="20pt"/>
    </style:style>
    <style:style style:name="P10" style:family="paragraph" style:parent-style-name="Standard">
      <style:paragraph-properties fo:margin-left="0cm" fo:margin-right="0.053cm" fo:text-indent="0cm" style:auto-text-indent="false"/>
    </style:style>
    <style:style style:name="P11" style:family="paragraph" style:parent-style-name="Standard">
      <style:paragraph-properties fo:margin-left="0cm" fo:margin-right="0cm" fo:text-align="justify" style:justify-single-word="false" fo:text-indent="1.249cm" style:auto-text-indent="false"/>
    </style:style>
    <style:style style:name="P12" style:family="paragraph" style:parent-style-name="Standard">
      <style:paragraph-properties fo:margin-left="3.154cm" fo:margin-right="0cm" fo:text-align="justify" style:justify-single-word="false" fo:text-indent="0cm" style:auto-text-indent="false"/>
    </style:style>
    <style:style style:name="P13" style:family="paragraph" style:parent-style-name="Standard">
      <style:paragraph-properties fo:margin-left="0cm" fo:margin-right="0cm" fo:text-align="justify" style:justify-single-word="false" fo:text-indent="0cm" style:auto-text-indent="false"/>
    </style:style>
    <style:style style:name="P14" style:family="paragraph" style:parent-style-name="Heading_20_3">
      <style:paragraph-properties fo:margin-left="0cm" fo:margin-right="-0.009cm" fo:text-indent="0cm" style:auto-text-indent="false"/>
    </style:style>
    <style:style style:name="P15" style:family="paragraph" style:parent-style-name="Без_20_интервала" style:master-page-name="Standard">
      <style:paragraph-properties fo:text-align="center" style:justify-single-word="false" style:page-number="auto"/>
      <style:text-properties style:font-name="Times New Roman" fo:font-weight="bold" style:font-weight-asian="bold" style:font-name-complex="Times New Roman"/>
    </style:style>
    <style:style style:name="P16" style:family="paragraph" style:parent-style-name="Без_20_интервала">
      <style:paragraph-properties fo:text-align="center" style:justify-single-word="false"/>
      <style:text-properties style:font-name="Times New Roman" fo:font-weight="bold" style:font-weight-asian="bold" style:font-name-complex="Times New Roman"/>
    </style:style>
    <style:style style:name="P17" style:family="paragraph" style:parent-style-name="Heading">
      <style:text-properties fo:font-size="14pt" style:font-size-asian="14pt"/>
    </style:style>
    <style:style style:name="T1" style:family="text">
      <style:text-properties style:text-underline-style="solid" style:text-underline-width="auto" style:text-underline-color="font-color"/>
    </style:style>
    <style:style style:name="T2" style:family="text">
      <style:text-properties fo:font-size="14pt" style:font-size-asian="14pt" style:font-size-complex="14pt"/>
    </style:style>
    <style:style style:name="T3" style:family="text">
      <style:text-properties style:font-name-asian="Times New Roman"/>
    </style:style>
    <style:style style:name="T4" style:family="text">
      <style:text-properties style:font-name="Times New Roman" fo:font-size="12pt" style:font-size-asian="12pt" style:font-size-complex="12pt"/>
    </style:style>
    <style:style style:name="T5" style:family="text">
      <style:text-properties fo:font-variant="normal" fo:text-transform="none" fo:color="#252525" style:font-name="Times New Roman" fo:font-size="12pt" fo:letter-spacing="normal" fo:font-style="normal" fo:font-weight="normal"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Федеральное<text:span text:style-name="T3"> </text:span>государственное<text:span text:style-name="T3"> </text:span> бюджетное<text:span text:style-name="T3"> </text:span>образовательное<text:span text:style-name="T3"> </text:span>учреждение</text:p>
      <text:p text:style-name="P16">высшего<text:span text:style-name="T3"> </text:span>профессионального<text:span text:style-name="T3"> </text:span>образования</text:p>
      <text:p text:style-name="P16">МОСКОВСКИЙ<text:span text:style-name="T3"> </text:span>ГОСУДАРСТВЕННЫЙ<text:span text:style-name="T3"> </text:span>ИНДУСТРИАЛЬНЫЙ<text:span text:style-name="T3"> </text:span>УНИВЕРСИТЕТ</text:p>
      <text:p text:style-name="P16">(ФГБОУ<text:span text:style-name="T3"> </text:span>ВПО<text:span text:style-name="T3"> </text:span>"МГИУ")</text:p>
      <text:p text:style-name="P17"/>
      <text:p text:style-name="P2"/>
      <text:h text:style-name="P14" text:outline-level="3">Рецензия на дипломную работу</text:h>
      <text:p text:style-name="P3"/>
      <text:p text:style-name="P3"/>
      <table:table table:name="Таблица1" table:style-name="Таблица1">
        <table:table-column table:style-name="Таблица1.A"/>
        <table:table-row table:style-name="Таблица1.1">
          <table:table-cell table:style-name="Таблица1.A1" office:value-type="string">
            <text:p text:style-name="P5">Грачева Дениса Геннадьевича</text:p>
          </table:table-cell>
        </table:table-row>
        <table:table-row table:style-name="Таблица1.1">
          <table:table-cell table:style-name="Таблица1.A2" office:value-type="string">
            <text:p text:style-name="P4">(фамилия, имя, отчество дипломника)</text:p>
          </table:table-cell>
        </table:table-row>
      </table:table>
      <text:p text:style-name="P6"/>
      <text:p text:style-name="P10">на тему: «Система управления и контроля сетевых устройств на основе простого протокола</text:p>
      <text:p text:style-name="P10">управления сетями»</text:p>
      <text:p text:style-name="P10"/>
      <text:p text:style-name="P7"/>
      <text:p text:style-name="P2">Рецензент: <text:s/>к.т.н, доцент Куприянов Д.Ю. </text:p>
      <text:p text:style-name="P2"/>
      <text:p text:style-name="P11">Дипломная работа студента Грачева Дениса Геннадьевича посвящена разработке системы отслеживания состояния <text:s/>локально-вычислительной сети.</text:p>
      <text:p text:style-name="P11">В первой главе работы представлен обзор аналогичных программных продуктов, существующих на рынке программного обеспечения, приведен перечень технологий используемых при отслеживании состояния входящих в сеть узлов.</text:p>
      <text:p text:style-name="P11">Во второй главе приведены результаты анализа процессов, подлежащих автоматизации, их роль в <text:s/>предприятии и предложена модель системы. На основе проведенных исследований студент предложил структуру системы, содержащей два приложения, модели данных и взаимодействия между ними, <text:s/>которая позволяет эффективно собирать и обрабатывать данные полученные от устройств входящих в локально-вычислительную сеть. Первое (основное) приложение собирает данные с устройств и хранит их в базе данных. Второе <text:s/>- <text:s/>является web-приложением предоставляющим интерактивную работу пользователю с полученными данными через браузер, а также позволяет создавать и просматривать отчеты по отдельным узлам. </text:p>
      <text:p text:style-name="P11">Третья глава дипломной работы посвящена описанию пользовательских интерфейсов и возможностей данной системы, после которой приведены результаты проделанной работы и выводы.</text:p>
      <text:p text:style-name="P13"/>
      <text:p text:style-name="P13"><text:tab/>В работе можно выделить следующие <text:span text:style-name="T1">недостатоки</text:span>:</text:p>
      <text:list xml:id="list2111473409" text:style-name="L2">
        <text:list-item>
          <text:p text:style-name="P1">Отсутствует возможность взаимодействия с основным приложением через web-интерфейс; </text:p>
        </text:list-item>
        <text:list-item>
          <text:p text:style-name="P1">Интерфейс не поддерживает возможность генерации отчетов для печати. </text:p>
        </text:list-item>
      </text:list>
      <text:p text:style-name="P12"/>
      <text:p text:style-name="P11">В целом дипломная работа выполнена на высоком уровне, студент продемонстрировал умения применять современные информационные технологии для построения прикладных программных продуктов. Поэтому, несмотря на обозначенные недостатки, считаю, что Грачев Денис Геннадьевич заслуживает оценки <text:span text:style-name="T1">отлично</text:span> с присвоением ему степени бакалавра по направлению 230100<text:span text:style-name="T4"> «</text:span><text:span text:style-name="T5">Информатика и вычислительная техника».</text:span></text:p>
      <text:p text:style-name="P9"/>
      <text:p text:style-name="P8"><text:s text:c="13"/><text:span text:style-name="T2">Рецензент <text:s text:c="47"/>Куприянов Д.Ю.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Без_20_интервала" style:display-name="Без интервала" style:family="paragraph">
      <style:paragraph-properties fo:orphans="2" fo:widows="2"/>
      <style:text-properties style:use-window-font-color="true" style:font-name="Calibri" fo:font-size="11pt" fo:language="ru" fo:country="RU" style:font-name-asian="Calibri" style:font-size-asian="11pt" style:font-name-complex="Calibri" style:font-size-complex="11pt" style:language-complex="ar" style:country-complex="SA"/>
    </style:style>
    <style:style style:name="Heading_20_3" style:display-name="Heading 3" style:family="paragraph" style:parent-style-name="Standard" style:next-style-name="Standard" style:default-outline-level="3" style:class="text">
      <style:paragraph-properties fo:margin-left="0cm" fo:margin-right="-1.351cm" fo:text-align="center" style:justify-single-word="false" fo:text-indent="0cm" style:auto-text-indent="false" fo:keep-with-next="always"/>
      <style:text-properties fo:font-size="16pt" style:font-size-asian="16pt" style:font-size-complex="10pt"/>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958cm" fo:text-indent="-0.635cm" fo:margin-left="2.958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4.228cm" fo:text-indent="-0.635cm" fo:margin-left="4.228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498cm" fo:text-indent="-0.635cm" fo:margin-left="5.49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768cm" fo:text-indent="-0.635cm" fo:margin-left="6.76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8.038cm" fo:text-indent="-0.635cm" fo:margin-left="8.038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9.308cm" fo:text-indent="-0.635cm" fo:margin-left="9.308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578cm" fo:text-indent="-0.635cm" fo:margin-left="10.578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848cm" fo:text-indent="-0.635cm" fo:margin-left="11.848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3.118cm" fo:text-indent="-0.635cm" fo:margin-left="13.1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6T15:34:14</meta:creation-date>
    <dc:date>2015-06-16T16:24:09</dc:date>
    <meta:editing-duration>PT47M43S</meta:editing-duration>
    <meta:editing-cycles>12</meta:editing-cycles>
    <meta:generator>LibreOffice/3.4$Linux LibreOffice_project/340m1$Build-602</meta:generator>
    <meta:document-statistic meta:table-count="1" meta:image-count="0" meta:object-count="0" meta:page-count="1" meta:paragraph-count="19" meta:word-count="259" meta:character-count="2288" meta:non-whitespace-character-count="1977"/>
  </office:meta>
</office:document-meta>
</file>